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style:paragraph-properties fo:text-align="center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8" style:family="paragraph">
      <style:paragraph-properties fo:text-align="start"/>
      <style:text-properties style:text-line-through-style="none" fo:font-style="normal" style:text-underline-style="none"/>
    </style:style>
    <style:style style:name="P9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0" style:family="paragraph">
      <style:text-properties style:font-name="Arial" fo:font-size="6pt" style:font-size-asian="6pt" style:font-size-complex="6pt"/>
    </style:style>
    <style:style style:name="P11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xml:id="control46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xml:id="control47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xml:id="control48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xml:id="control49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xml:id="control50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xml:id="control51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xml:id="control52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xml:id="control53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xml:id="control54" form:id="control5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3" svg:width="4.478cm" svg:height="1.235cm" svg:x="0.25cm" svg:y="1.383cm"><text:p/></draw:rect><draw:rect draw:style-name="gr2" draw:text-style-name="P3" svg:width="1.989cm" svg:height="1.241cm" svg:x="4.762cm" svg:y="1.383cm"><text:p/></draw:rect><draw:rect draw:style-name="gr2" draw:text-style-name="P3" svg:width="12.593cm" svg:height="1.23cm" svg:x="6.787cm" svg:y="1.385cm"><text:p/></draw:rect><draw:custom-shape draw:style-name="gr3" draw:text-style-name="P4" svg:width="8.937cm" svg:height="0.75cm" svg:x="0.25cm" svg:y="2.621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86cm" svg:height="0.75cm" svg:x="9.186cm" svg:y="2.621cm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158cm" svg:height="0.75cm" svg:x="12.971cm" svg:y="2.62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93cm" svg:height="0.75cm" svg:x="14.128cm" svg:y="2.62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56cm" svg:height="0.75cm" svg:x="15.621cm" svg:y="2.621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5.963cm" svg:height="0.75cm" svg:x="0.25cm" svg:y="3.37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918cm" svg:height="0.75cm" svg:x="6.212cm" svg:y="3.37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cm" svg:height="0.75cm" svg:x="10.13cm" svg:y="3.37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3.37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4.042cm" svg:height="0.75cm" svg:x="0.25cm" svg:y="4.12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312cm" svg:height="0.75cm" svg:x="4.291cm" svg:y="4.12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64cm" svg:height="0.75cm" svg:x="7.602cm" svg:y="4.12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89cm" svg:height="0.75cm" svg:x="10.84cm" svg:y="4.12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4.12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14.812cm" svg:height="0.75cm" svg:x="0.25cm" svg:y="5.62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315cm" svg:height="0.75cm" svg:x="15.065cm" svg:y="5.62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6" svg:width="3.123cm" svg:height="0.385cm" svg:x="16.257cm" svg:y="0.949cm"><draw:text-box><text:p text:style-name="P5"><text:span text:style-name="T3">RECIBO DO PAGADOR</text:span></text:p></draw:text-box></draw:frame><draw:control draw:style-name="gr5" draw:text-style-name="P7" svg:width="8.699cm" svg:height="0.396cm" svg:x="0.411cm" svg:y="2.923cm" draw:control="control1"/><draw:control draw:style-name="gr5" draw:text-style-name="P8" svg:width="3.527cm" svg:height="0.396cm" svg:x="9.327cm" svg:y="2.923cm" draw:control="control2"/><draw:control draw:style-name="gr5" draw:text-style-name="P8" svg:width="0.929cm" svg:height="0.396cm" svg:x="13.119cm" svg:y="2.923cm" draw:control="control3"/><draw:control draw:style-name="gr5" draw:text-style-name="P9" svg:width="4.123cm" svg:height="0.953cm" svg:x="0.455cm" svg:y="1.538cm" draw:control="control4"/><draw:control draw:style-name="gr5" draw:text-style-name="P8" svg:width="1.274cm" svg:height="0.396cm" svg:x="14.269cm" svg:y="2.923cm" draw:control="control5"/><draw:control draw:style-name="gr5" draw:text-style-name="P8" svg:width="3.555cm" svg:height="0.401cm" svg:x="15.742cm" svg:y="2.923cm" draw:control="control6"/><draw:control draw:name="txtNumeroDocumento" draw:style-name="gr5" draw:text-style-name="P7" svg:width="5.696cm" svg:height="0.396cm" svg:x="0.411cm" svg:y="3.672cm" draw:control="control7"/><draw:control draw:name="txtNumeroDocumento" draw:style-name="gr5" draw:text-style-name="P7" svg:width="3.682cm" svg:height="0.396cm" svg:x="6.341cm" svg:y="3.672cm" draw:control="control8"/><draw:control draw:name="txtNumeroDocumento" draw:style-name="gr5" draw:text-style-name="P7" svg:width="3.793cm" svg:height="0.396cm" svg:x="10.258cm" svg:y="3.672cm" draw:control="control9"/><draw:control draw:name="txtNumeroDocumento" draw:style-name="gr5" draw:text-style-name="P7" svg:width="5.024cm" svg:height="0.396cm" svg:x="14.268cm" svg:y="3.672cm" draw:control="control10"/><draw:control draw:name="txtNumeroDocumento" draw:style-name="gr5" draw:text-style-name="P7" svg:width="3.795cm" svg:height="0.396cm" svg:x="0.411cm" svg:y="4.422cm" draw:control="control11"/><draw:control draw:name="txtNumeroDocumento" draw:style-name="gr5" draw:text-style-name="P7" svg:width="3.086cm" svg:height="0.396cm" svg:x="4.42cm" svg:y="4.422cm" draw:control="control12"/><draw:control draw:name="txtNumeroDocumento" draw:style-name="gr5" draw:text-style-name="P7" svg:width="3.049cm" svg:height="0.396cm" svg:x="7.701cm" svg:y="4.422cm" draw:control="control13"/><draw:control draw:name="txtNumeroDocumento" draw:style-name="gr5" draw:text-style-name="P7" svg:width="3.049cm" svg:height="0.396cm" svg:x="10.966cm" svg:y="4.422cm" draw:control="control14"/><draw:control draw:name="txtNumeroDocumento" draw:style-name="gr5" draw:text-style-name="P7" svg:width="5.061cm" svg:height="0.396cm" svg:x="14.231cm" svg:y="4.422cm" draw:control="control15"/><draw:control draw:name="txtNumeroDocumento" draw:style-name="gr5" draw:text-style-name="P7" svg:width="14.537cm" svg:height="0.396cm" svg:x="0.411cm" svg:y="5.921cm" draw:control="control16"/><draw:line draw:style-name="gr6" draw:text-style-name="P3" svg:x1="0.252cm" svg:y1="6.904cm" svg:x2="19.38cm" svg:y2="6.904cm"><text:p/></draw:line><draw:custom-shape draw:style-name="gr3" draw:text-style-name="P4" svg:width="19.128cm" svg:height="2.066cm" svg:x="0.252cm" svg:y="15.335cm"><text:p><text:span text:style-name="T2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0" svg:width="2.015cm" svg:height="0.248cm" svg:x="17.383cm" svg:y="6.638cm"><draw:text-box><text:p><text:span text:style-name="T4">Corte na linha abaixo</text:span></text:p></draw:text-box></draw:frame><draw:custom-shape draw:style-name="gr3" draw:text-style-name="P4" svg:width="14.579cm" svg:height="0.75cm" svg:x="0.25cm" svg:y="8.592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8.592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0.75cm" svg:x="0.25cm" svg:y="9.342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9.342cm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091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841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1.591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2.34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0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84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4.589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091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52cm" svg:height="0.75cm" svg:x="2.783cm" svg:y="10.091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98cm" svg:height="0.75cm" svg:x="5.734cm" svg:y="10.091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095cm" svg:height="0.75cm" svg:x="8.731cm" svg:y="10.091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091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841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916cm" svg:height="0.75cm" svg:x="2.783cm" svg:y="10.841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65cm" svg:height="0.75cm" svg:x="4.699cm" svg:y="10.84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562cm" svg:height="0.75cm" svg:x="7.263cm" svg:y="10.84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841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3.749cm" svg:x="0.25cm" svg:y="11.591cm"><text:p><text:span text:style-name="T2">Instruções (texto de responsabilidade do Beneficiário</text:span><text:span text:style-name="T2">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6" svg:width="3.915cm" svg:height="0.327cm" svg:x="15.465cm" svg:y="17.565cm"><draw:text-box><text:p text:style-name="P5"><text:span text:style-name="T3">FICHA DE COMPENSAÇÃO</text:span></text:p></draw:text-box></draw:frame><draw:frame draw:style-name="gr9" draw:text-style-name="P10" svg:width="2.357cm" svg:height="0.332cm" svg:x="12.486cm" svg:y="17.593cm"><draw:text-box><text:p><text:span text:style-name="T4">Autenticação Mecânica</text:span></text:p></draw:text-box></draw:frame><draw:control draw:style-name="gr5" draw:text-style-name="P11" svg:width="1.851cm" svg:height="0.952cm" svg:x="4.834cm" svg:y="1.535cm" draw:control="control17"/><draw:control draw:style-name="gr5" draw:text-style-name="P12" svg:width="12.286cm" svg:height="0.953cm" svg:x="6.939cm" svg:y="1.538cm" draw:control="control18"/><draw:rect draw:style-name="gr2" draw:text-style-name="P3" svg:width="4.478cm" svg:height="1.235cm" svg:x="0.25cm" svg:y="7.352cm"><text:p/></draw:rect><draw:rect draw:style-name="gr2" draw:text-style-name="P3" svg:width="1.989cm" svg:height="1.241cm" svg:x="4.762cm" svg:y="7.352cm"><text:p/></draw:rect><draw:rect draw:style-name="gr2" draw:text-style-name="P3" svg:width="12.593cm" svg:height="1.23cm" svg:x="6.787cm" svg:y="7.354cm"><text:p/></draw:rect><draw:control draw:style-name="gr5" draw:text-style-name="P9" svg:width="4.123cm" svg:height="0.953cm" svg:x="0.455cm" svg:y="7.507cm" draw:control="control19"/><draw:control draw:style-name="gr5" draw:text-style-name="P11" svg:width="1.851cm" svg:height="0.952cm" svg:x="4.834cm" svg:y="7.509cm" draw:control="control20"/><draw:control draw:style-name="gr5" draw:text-style-name="P12" svg:width="12.286cm" svg:height="0.953cm" svg:x="6.939cm" svg:y="7.507cm" draw:control="control21"/><draw:control draw:style-name="gr5" draw:text-style-name="P7" svg:width="14.311cm" svg:height="0.396cm" svg:x="0.411cm" svg:y="8.901cm" draw:control="control22"/><draw:control draw:style-name="gr5" draw:text-style-name="P7" svg:width="14.311cm" svg:height="0.396cm" svg:x="0.411cm" svg:y="9.643cm" draw:control="control23"/><draw:control draw:style-name="gr5" draw:text-style-name="P7" svg:width="4.313cm" svg:height="0.396cm" svg:x="14.94cm" svg:y="8.901cm" draw:control="control24"/><draw:control draw:style-name="gr5" draw:text-style-name="P7" svg:width="4.313cm" svg:height="0.396cm" svg:x="14.94cm" svg:y="9.643cm" draw:control="control25"/><draw:control draw:style-name="gr5" draw:text-style-name="P7" svg:width="4.315cm" svg:height="0.396cm" svg:x="14.957cm" svg:y="11.146cm" draw:control="control26"/><draw:control draw:style-name="gr5" draw:text-style-name="P7" svg:width="4.315cm" svg:height="0.396cm" svg:x="14.957cm" svg:y="10.368cm" draw:control="control27"/><draw:control draw:style-name="gr5" draw:text-style-name="P7" svg:width="4.315cm" svg:height="0.396cm" svg:x="14.957cm" svg:y="11.892cm" draw:control="control28"/><draw:control draw:style-name="gr5" draw:text-style-name="P7" svg:width="4.315cm" svg:height="0.396cm" svg:x="14.957cm" svg:y="12.642cm" draw:control="control29"/><draw:control draw:style-name="gr5" draw:text-style-name="P7" svg:width="4.315cm" svg:height="0.396cm" svg:x="14.957cm" svg:y="13.391cm" draw:control="control30"/><draw:control draw:style-name="gr5" draw:text-style-name="P7" svg:width="4.315cm" svg:height="0.396cm" svg:x="14.957cm" svg:y="14.141cm" draw:control="control31"/><draw:control draw:style-name="gr5" draw:text-style-name="P7" svg:width="2.271cm" svg:height="0.396cm" svg:x="0.411cm" svg:y="10.368cm" draw:control="control32"/><draw:control draw:style-name="gr5" draw:text-style-name="P7" svg:width="2.73cm" svg:height="0.396cm" svg:x="2.91cm" svg:y="10.368cm" draw:control="control33"/><draw:control draw:style-name="gr5" draw:text-style-name="P7" svg:width="2.786cm" svg:height="0.396cm" svg:x="5.856cm" svg:y="10.368cm" draw:control="control34"/><draw:control draw:style-name="gr5" draw:text-style-name="P7" svg:width="1.853cm" svg:height="0.396cm" svg:x="8.877cm" svg:y="10.368cm" draw:control="control35"/><draw:control draw:style-name="gr5" draw:text-style-name="P7" svg:width="3.774cm" svg:height="0.396cm" svg:x="10.966cm" svg:y="10.368cm" draw:control="control36"/><draw:control draw:style-name="gr5" draw:text-style-name="P7" svg:width="2.271cm" svg:height="0.396cm" svg:x="0.411cm" svg:y="11.146cm" draw:control="control37"/><draw:control draw:style-name="gr5" draw:text-style-name="P7" svg:width="1.692cm" svg:height="0.401cm" svg:x="2.905cm" svg:y="11.146cm" draw:control="control38"/><draw:control draw:style-name="gr5" draw:text-style-name="P7" svg:width="2.304cm" svg:height="0.401cm" svg:x="4.847cm" svg:y="11.146cm" draw:control="control39"/><draw:control draw:style-name="gr5" draw:text-style-name="P7" svg:width="3.301cm" svg:height="0.401cm" svg:x="7.434cm" svg:y="11.146cm" draw:control="control40"/><draw:control draw:style-name="gr5" draw:text-style-name="P7" svg:width="3.793cm" svg:height="0.401cm" svg:x="10.966cm" svg:y="11.146cm" draw:control="control41"/><draw:control draw:style-name="gr5" draw:text-style-name="P7" svg:width="4.315cm" svg:height="0.396cm" svg:x="14.957cm" svg:y="14.908cm" draw:control="control42"/><draw:control draw:style-name="gr5" draw:text-style-name="P13" svg:width="18.864cm" svg:height="0.401cm" svg:x="0.411cm" svg:y="15.655cm" draw:control="control43"/><draw:control draw:style-name="gr5" draw:text-style-name="P9" svg:width="10.891cm" svg:height="1.301cm" svg:x="0.252cm" svg:y="17.591cm" draw:control="control44"/><draw:custom-shape draw:style-name="gr3" draw:text-style-name="P4" svg:width="19.134cm" svg:height="0.75cm" svg:x="0.25cm" svg:y="4.87cm"><text:p><text:span text:style-name="T2">Pagador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7" svg:width="18.834cm" svg:height="0.396cm" svg:x="0.411cm" svg:y="5.172cm" draw:control="control45"/><draw:control draw:name="txtNumeroDocumento" draw:style-name="gr5" draw:text-style-name="P7" svg:width="14.292cm" svg:height="0.396cm" svg:x="0.409cm" svg:y="11.922cm" draw:control="control46"/><draw:control draw:name="txtNumeroDocumento" draw:style-name="gr5" draw:text-style-name="P7" svg:width="14.292cm" svg:height="0.396cm" svg:x="0.409cm" svg:y="12.34cm" draw:control="control47"/><draw:control draw:name="txtNumeroDocumento" draw:style-name="gr5" draw:text-style-name="P7" svg:width="14.292cm" svg:height="0.396cm" svg:x="0.409cm" svg:y="12.758cm" draw:control="control48"/><draw:control draw:name="txtNumeroDocumento" draw:style-name="gr5" draw:text-style-name="P7" svg:width="14.292cm" svg:height="0.396cm" svg:x="0.409cm" svg:y="13.176cm" draw:control="control49"/><draw:control draw:name="txtNumeroDocumento" draw:style-name="gr5" draw:text-style-name="P7" svg:width="14.292cm" svg:height="0.396cm" svg:x="0.409cm" svg:y="13.612cm" draw:control="control50"/><draw:control draw:name="txtNumeroDocumento" draw:style-name="gr5" draw:text-style-name="P7" svg:width="14.292cm" svg:height="0.396cm" svg:x="0.409cm" svg:y="14.03cm" draw:control="control51"/><draw:control draw:name="txtNumeroDocumento" draw:style-name="gr5" draw:text-style-name="P7" svg:width="14.292cm" svg:height="0.396cm" svg:x="0.409cm" svg:y="14.448cm" draw:control="control52"/><draw:control draw:name="txtNumeroDocumento" draw:style-name="gr5" draw:text-style-name="P7" svg:width="14.292cm" svg:height="0.396cm" svg:x="0.409cm" svg:y="14.878cm" draw:control="control53"/><draw:control draw:style-name="gr5" draw:text-style-name="P13" svg:width="18.864cm" svg:height="0.401cm" svg:x="0.411cm" svg:y="16.081cm" draw:control="control54"/><draw:control draw:style-name="gr5" draw:text-style-name="P13" svg:width="18.864cm" svg:height="0.401cm" svg:x="0.411cm" svg:y="16.499cm" draw:control="control5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– http://www.jrimum.org/bopep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8</meta:generator>
    <meta:initial-creator>Misael Queiroz</meta:initial-creator>
    <meta:creation-date>2008-01-18T19:37:11</meta:creation-date>
    <dc:creator>Gilmar P.S.L.</dc:creator>
    <dc:date>2014-02-01T11:22:46.04</dc:date>
    <meta:editing-cycles>113</meta:editing-cycles>
    <meta:editing-duration>PT8H21M43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5" meta:character-count="48"/>
    <meta:user-defined meta:name="Info 1"/>
    <meta:user-defined meta:name="Info 2"/>
    <meta:user-defined meta:name="Info 3"/>
    <meta:user-defined meta:name="Info 4"/>
  </office:meta>
</office:document-meta>
</file>